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 fo:min-height="0.126cm" fo:min-width="2.606cm"/>
    </style:style>
    <style:style style:name="gr3" style:family="graphic" style:parent-style-name="objectwithoutfill">
      <style:graphic-properties svg:stroke-width="0.076cm" svg:stroke-color="#000000" draw:marker-start-width="0.419cm" draw:marker-end-width="0.419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000000" draw:fill="none" draw:fill-color="#ffffff" fo:min-height="0.456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43cm"/>
    </style:style>
    <style:style style:name="gr8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576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897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1.934cm"/>
    </style:style>
    <style:style style:name="gr11" style:family="graphic" style:parent-style-name="standard">
      <style:graphic-properties draw:stroke="none" svg:stroke-color="#000000" draw:fill="none" draw:fill-color="#ffffff" fo:min-height="0.475cm"/>
    </style:style>
    <style:style style:name="gr12" style:family="graphic" style:parent-style-name="objectwithoutfill">
      <style:graphic-properties svg:stroke-width="0.051cm" svg:stroke-color="#000000" draw:marker-start="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ff3333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54cm" svg:y1="7.92cm" svg:x2="19.118cm" svg:y2="7.886cm">
          <text:p/>
        </draw:line>
        <draw:custom-shape draw:style-name="gr2" draw:text-style-name="P2" draw:layer="layout" svg:width="3.106cm" svg:height="0.376cm" svg:x="3.67cm" svg:y="7.98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184cm" svg:y1="7.374cm" svg:x2="9.184cm" svg:y2="7.938cm">
          <text:p/>
        </draw:line>
        <draw:line draw:style-name="gr3" draw:text-style-name="P1" draw:layer="layout" svg:x1="13.828cm" svg:y1="7.374cm" svg:x2="13.828cm" svg:y2="7.92cm">
          <text:p/>
        </draw:line>
        <draw:custom-shape draw:style-name="gr2" draw:text-style-name="P2" draw:layer="layout" svg:width="3.106cm" svg:height="0.376cm" svg:x="15.962cm" svg:y="7.93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04cm" svg:height="0.725cm" svg:x="3.636cm" svg:y="7.162cm">
          <draw:text-box>
            <text:p text:style-name="P3"><text:span text:style-name="T1"><text:s/></text:span><text:span text:style-name="T1">Edge of pad</text:span></text:p>
          </draw:text-box>
        </draw:frame>
        <draw:frame draw:style-name="gr4" draw:text-style-name="P4" draw:layer="layout" svg:width="3.404cm" svg:height="0.725cm" svg:x="16cm" svg:y="7.18cm">
          <draw:text-box>
            <text:p text:style-name="P3"><text:span text:style-name="T1"><text:s/></text:span><text:span text:style-name="T1">Edge of pad</text:span></text:p>
          </draw:text-box>
        </draw:frame>
        <draw:frame draw:style-name="gr5" draw:text-style-name="P4" draw:layer="layout" svg:width="2.202cm" svg:height="1.199cm" svg:x="8.152cm" svg:y="5.962cm">
          <draw:text-box>
            <text:p text:style-name="P3"><text:span text:style-name="T1">center of</text:span></text:p>
            <text:p text:style-name="P3"><text:span text:style-name="T1">tool path</text:span></text:p>
          </draw:text-box>
        </draw:frame>
        <draw:frame draw:style-name="gr5" draw:text-style-name="P4" draw:layer="layout" svg:width="2.202cm" svg:height="1.199cm" svg:x="12.702cm" svg:y="5.962cm">
          <draw:text-box>
            <text:p text:style-name="P3"><text:span text:style-name="T1">center of</text:span></text:p>
            <text:p text:style-name="P3"><text:span text:style-name="T1">tool path</text:span></text:p>
          </draw:text-box>
        </draw:frame>
        <draw:line draw:style-name="gr6" draw:text-style-name="P1" draw:layer="layout" svg:x1="6.792cm" svg:y1="8.626cm" svg:x2="6.792cm" svg:y2="9.984cm">
          <text:p/>
        </draw:line>
        <draw:line draw:style-name="gr6" draw:text-style-name="P1" draw:layer="layout" svg:x1="9.192cm" svg:y1="8.626cm" svg:x2="9.192cm" svg:y2="9.984cm">
          <text:p/>
        </draw:line>
        <draw:line draw:style-name="gr6" draw:text-style-name="P1" draw:layer="layout" svg:x1="13.814cm" svg:y1="8.626cm" svg:x2="13.814cm" svg:y2="9.984cm">
          <text:p/>
        </draw:line>
        <draw:line draw:style-name="gr6" draw:text-style-name="P1" draw:layer="layout" svg:x1="15.966cm" svg:y1="8.626cm" svg:x2="15.966cm" svg:y2="9.984cm">
          <text:p/>
        </draw:line>
        <draw:frame draw:style-name="gr7" draw:text-style-name="P4" draw:layer="layout" svg:width="1.974cm" svg:height="0.793cm" svg:x="5.93cm" svg:y="10.143cm">
          <draw:text-box>
            <text:p text:style-name="P3"><text:span text:style-name="T1"><text:s/></text:span><text:span text:style-name="T1">.3345</text:span></text:p>
          </draw:text-box>
        </draw:frame>
        <draw:frame draw:style-name="gr7" draw:text-style-name="P4" draw:layer="layout" svg:width="1.974cm" svg:height="0.793cm" svg:x="8.364cm" svg:y="10.143cm">
          <draw:text-box>
            <text:p text:style-name="P3"><text:span text:style-name="T1"><text:s/></text:span><text:span text:style-name="T1">.3425</text:span></text:p>
          </draw:text-box>
        </draw:frame>
        <draw:frame draw:style-name="gr7" draw:text-style-name="P4" draw:layer="layout" svg:width="1.974cm" svg:height="0.793cm" svg:x="12.95cm" svg:y="10.143cm">
          <draw:text-box>
            <text:p text:style-name="P3"><text:span text:style-name="T1"><text:s/></text:span><text:span text:style-name="T1">.3575</text:span></text:p>
          </draw:text-box>
        </draw:frame>
        <draw:frame draw:style-name="gr7" draw:text-style-name="P4" draw:layer="layout" svg:width="1.974cm" svg:height="0.793cm" svg:x="15.084cm" svg:y="10.143cm">
          <draw:text-box>
            <text:p text:style-name="P3"><text:span text:style-name="T1"><text:s/></text:span><text:span text:style-name="T1">.3655</text:span></text:p>
          </draw:text-box>
        </draw:frame>
        <draw:line draw:style-name="gr1" draw:text-style-name="P1" draw:layer="layout" svg:x1="3.638cm" svg:y1="17.366cm" svg:x2="19.102cm" svg:y2="17.332cm">
          <text:p/>
        </draw:line>
        <draw:custom-shape draw:style-name="gr2" draw:text-style-name="P2" draw:layer="layout" svg:width="3.106cm" svg:height="0.376cm" svg:x="3.654cm" svg:y="17.43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168cm" svg:y1="16.82cm" svg:x2="9.168cm" svg:y2="17.384cm">
          <text:p/>
        </draw:line>
        <draw:line draw:style-name="gr3" draw:text-style-name="P1" draw:layer="layout" svg:x1="13.812cm" svg:y1="16.82cm" svg:x2="13.812cm" svg:y2="17.366cm">
          <text:p/>
        </draw:line>
        <draw:custom-shape draw:style-name="gr2" draw:text-style-name="P2" draw:layer="layout" svg:width="3.106cm" svg:height="0.376cm" svg:x="15.946cm" svg:y="17.37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866cm" svg:height="1.249cm" svg:x="10.03cm" svg:y="13.281cm">
          <draw:text-box>
            <text:p text:style-name="P3"><text:span text:style-name="T1"><text:s/></text:span><text:span text:style-name="T1">Trace width</text:span></text:p>
            <text:p text:style-name="P3"><text:span text:style-name="T1"><text:s/></text:span><text:span text:style-name="T1">= .006 inch</text:span></text:p>
          </draw:text-box>
        </draw:frame>
        <draw:frame draw:style-name="gr4" draw:text-style-name="P4" draw:layer="layout" svg:width="3.404cm" svg:height="0.725cm" svg:x="15.984cm" svg:y="16.626cm">
          <draw:text-box>
            <text:p text:style-name="P3"><text:span text:style-name="T1"><text:s/></text:span><text:span text:style-name="T1">Edge of pad</text:span></text:p>
          </draw:text-box>
        </draw:frame>
        <draw:frame draw:style-name="gr9" draw:text-style-name="P4" draw:layer="layout" svg:width="2.38cm" svg:height="2.147cm" svg:x="8.124cm" svg:y="14.79cm">
          <draw:text-box>
            <text:p text:style-name="P3"><text:span text:style-name="T1">center of</text:span></text:p>
            <text:p text:style-name="P3"><text:span text:style-name="T1">tool path</text:span></text:p>
            <text:p text:style-name="P3"><text:span text:style-name="T1">.009 wide</text:span></text:p>
          </draw:text-box>
        </draw:frame>
        <draw:line draw:style-name="gr6" draw:text-style-name="P1" draw:layer="layout" svg:x1="6.776cm" svg:y1="18.072cm" svg:x2="6.776cm" svg:y2="19.43cm">
          <text:p/>
        </draw:line>
        <draw:line draw:style-name="gr6" draw:text-style-name="P1" draw:layer="layout" svg:x1="9.176cm" svg:y1="18.072cm" svg:x2="9.176cm" svg:y2="19.43cm">
          <text:p/>
        </draw:line>
        <draw:line draw:style-name="gr6" draw:text-style-name="P1" draw:layer="layout" svg:x1="13.798cm" svg:y1="18.072cm" svg:x2="13.798cm" svg:y2="19.43cm">
          <text:p/>
        </draw:line>
        <draw:line draw:style-name="gr6" draw:text-style-name="P1" draw:layer="layout" svg:x1="15.95cm" svg:y1="18.072cm" svg:x2="15.95cm" svg:y2="19.43cm">
          <text:p/>
        </draw:line>
        <draw:frame draw:style-name="gr7" draw:text-style-name="P4" draw:layer="layout" svg:width="1.974cm" svg:height="0.793cm" svg:x="5.914cm" svg:y="19.589cm">
          <draw:text-box>
            <text:p text:style-name="P3"><text:span text:style-name="T1"><text:s/></text:span><text:span text:style-name="T1">.3345</text:span></text:p>
          </draw:text-box>
        </draw:frame>
        <draw:frame draw:style-name="gr7" draw:text-style-name="P4" draw:layer="layout" svg:width="1.974cm" svg:height="0.793cm" svg:x="8.348cm" svg:y="19.589cm">
          <draw:text-box>
            <text:p text:style-name="P3"><text:span text:style-name="T1"><text:s/></text:span><text:span text:style-name="T1">.3425</text:span></text:p>
          </draw:text-box>
        </draw:frame>
        <draw:frame draw:style-name="gr7" draw:text-style-name="P4" draw:layer="layout" svg:width="1.974cm" svg:height="0.793cm" svg:x="12.934cm" svg:y="19.589cm">
          <draw:text-box>
            <text:p text:style-name="P3"><text:span text:style-name="T1"><text:s/></text:span><text:span text:style-name="T1">.3575</text:span></text:p>
          </draw:text-box>
        </draw:frame>
        <draw:frame draw:style-name="gr7" draw:text-style-name="P4" draw:layer="layout" svg:width="1.974cm" svg:height="0.793cm" svg:x="15.068cm" svg:y="19.589cm">
          <draw:text-box>
            <text:p text:style-name="P3"><text:span text:style-name="T1"><text:s/></text:span><text:span text:style-name="T1">.3655</text:span></text:p>
          </draw:text-box>
        </draw:frame>
        <draw:custom-shape draw:style-name="gr10" draw:text-style-name="P5" draw:layer="layout" svg:width="2.434cm" svg:height="0.184cm" svg:x="7.912cm" svg:y="17.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434cm" svg:height="0.184cm" svg:x="12.568cm" svg:y="17.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38cm" svg:height="2.147cm" svg:x="12.702cm" svg:y="14.79cm">
          <draw:text-box>
            <text:p text:style-name="P3"><text:span text:style-name="T1">center of</text:span></text:p>
            <text:p text:style-name="P3"><text:span text:style-name="T1">tool path</text:span></text:p>
            <text:p text:style-name="P3"><text:span text:style-name="T1">.009 wide</text:span></text:p>
          </draw:text-box>
        </draw:frame>
        <draw:line draw:style-name="gr6" draw:text-style-name="P1" draw:layer="layout" svg:x1="7.906cm" svg:y1="18.072cm" svg:x2="7.906cm" svg:y2="19.43cm">
          <text:p/>
        </draw:line>
        <draw:line draw:style-name="gr6" draw:text-style-name="P1" draw:layer="layout" svg:x1="10.33cm" svg:y1="18.072cm" svg:x2="10.33cm" svg:y2="19.43cm">
          <text:p/>
        </draw:line>
        <draw:line draw:style-name="gr6" draw:text-style-name="P1" draw:layer="layout" svg:x1="12.562cm" svg:y1="18.072cm" svg:x2="12.562cm" svg:y2="19.43cm">
          <text:p/>
        </draw:line>
        <draw:line draw:style-name="gr6" draw:text-style-name="P1" draw:layer="layout" svg:x1="15.006cm" svg:y1="18.072cm" svg:x2="15.006cm" svg:y2="19.43cm">
          <text:p/>
        </draw:line>
        <draw:frame draw:style-name="gr11" draw:text-style-name="P4" draw:layer="layout" svg:width="1.834cm" svg:height="0.725cm" draw:transform="rotate (1.5707963267949) translate (8.211cm 19.884cm)">
          <draw:text-box>
            <text:p text:style-name="P3"><text:span text:style-name="T1"><text:s/></text:span><text:span text:style-name="T1">.0045</text:span></text:p>
          </draw:text-box>
        </draw:frame>
        <draw:frame draw:style-name="gr11" draw:text-style-name="P4" draw:layer="layout" svg:width="1.834cm" svg:height="0.725cm" draw:transform="rotate (1.5707963267949) translate (9.423cm 19.884cm)">
          <draw:text-box>
            <text:p text:style-name="P3"><text:span text:style-name="T1"><text:s/></text:span><text:span text:style-name="T1">.0045</text:span></text:p>
          </draw:text-box>
        </draw:frame>
        <draw:frame draw:style-name="gr11" draw:text-style-name="P4" draw:layer="layout" svg:width="1.834cm" svg:height="0.725cm" draw:transform="rotate (1.5707963267949) translate (12.868cm 19.884cm)">
          <draw:text-box>
            <text:p text:style-name="P3"><text:span text:style-name="T1"><text:s/></text:span><text:span text:style-name="T1">.0045</text:span></text:p>
          </draw:text-box>
        </draw:frame>
        <draw:frame draw:style-name="gr11" draw:text-style-name="P4" draw:layer="layout" svg:width="1.834cm" svg:height="0.725cm" draw:transform="rotate (1.5707963267949) translate (14.003cm 19.884cm)">
          <draw:text-box>
            <text:p text:style-name="P3"><text:span text:style-name="T1"><text:s/></text:span><text:span text:style-name="T1">.0045</text:span></text:p>
          </draw:text-box>
        </draw:frame>
        <draw:frame draw:style-name="gr11" draw:text-style-name="P4" draw:layer="layout" svg:width="1.834cm" svg:height="0.725cm" draw:transform="rotate (1.5707963267949) translate (11.193cm 19.884cm)">
          <draw:text-box>
            <text:p text:style-name="P3"><text:span text:style-name="T1"><text:s/></text:span><text:span text:style-name="T1">.006</text:span></text:p>
          </draw:text-box>
        </draw:frame>
        <draw:frame draw:style-name="gr11" draw:text-style-name="P4" draw:layer="layout" svg:width="1.834cm" svg:height="0.725cm" draw:transform="rotate (1.5707963267949) translate (7.095cm 19.884cm)">
          <draw:text-box>
            <text:p text:style-name="P3"><text:span text:style-name="T1"><text:s/></text:span><text:span text:style-name="T1">.0035</text:span></text:p>
          </draw:text-box>
        </draw:frame>
        <draw:frame draw:style-name="gr11" draw:text-style-name="P4" draw:layer="layout" svg:width="1.834cm" svg:height="0.725cm" draw:transform="rotate (1.5707963267949) translate (15.138cm 19.884cm)">
          <draw:text-box>
            <text:p text:style-name="P3"><text:span text:style-name="T1"><text:s/></text:span><text:span text:style-name="T1">.0035</text:span></text:p>
          </draw:text-box>
        </draw:frame>
        <draw:line draw:style-name="gr12" draw:text-style-name="P1" draw:layer="layout" svg:x1="11.468cm" svg:y1="14.528cm" svg:x2="11.488cm" svg:y2="17.05cm">
          <text:p/>
        </draw:line>
        <draw:frame draw:style-name="gr4" draw:text-style-name="P4" draw:layer="layout" svg:width="3.404cm" svg:height="0.725cm" svg:x="3.612cm" svg:y="16.626cm">
          <draw:text-box>
            <text:p text:style-name="P3"><text:span text:style-name="T1"><text:s/></text:span><text:span text:style-name="T1">Edge of p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4:52:18.398000000</meta:creation-date>
    <dc:date>2018-10-21T15:50:20.456000000</dc:date>
    <meta:editing-duration>PT16M57S</meta:editing-duration>
    <meta:editing-cycles>1</meta:editing-cycles>
    <meta:document-statistic meta:object-count="49"/>
    <meta:generator>LibreOffice/6.0.6.2$Windows_X86_64 LibreOffice_project/0c292870b25a325b5ed35f6b45599d2ea4458e77</meta:generator>
  </office:meta>
</office:document-meta>
</file>